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urw-din" svg:font-family="urw-din, sans-serif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officeooo:rsid="0011ee4e" officeooo:paragraph-rsid="0011ee4e" style:font-weight-asian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273239" loext:opacity="100%" style:font-name="urw-din" fo:font-size="12.75pt" fo:letter-spacing="normal" fo:font-style="italic" fo:font-weight="normal"/>
    </style:style>
    <style:style style:name="T3" style:family="text">
      <style:text-properties fo:color="#646464" loext:opacity="100%" style:font-name="Monospace" fo:font-size="10pt" style:font-size-asian="10pt"/>
    </style:style>
    <style:style style:name="T4" style:family="text">
      <style:text-properties fo:color="#646464" loext:opacity="100%" style:font-name="Monospace" fo:font-size="10pt" fo:background-color="#d4d4d4" loext:char-shading-value="0" style:font-size-asian="10pt"/>
    </style:style>
    <style:style style:name="T5" style:family="text">
      <style:text-properties fo:color="#7f0055" loext:opacity="100%" style:font-name="Monospace" fo:font-size="10pt" fo:font-weight="bold" style:font-size-asian="10pt" style:font-weight-asian="bold"/>
    </style:style>
    <style:style style:name="T6" style:family="text">
      <style:text-properties fo:color="#000000" loext:opacity="100%" style:font-name="Monospace" fo:font-size="10pt" style:font-size-asian="10pt"/>
    </style:style>
    <style:style style:name="T7" style:family="text">
      <style:text-properties fo:color="#000000" loext:opacity="100%" style:font-name="Monospace" fo:font-size="10pt" officeooo:rsid="00136a1d" style:font-size-asian="10pt"/>
    </style:style>
    <style:style style:name="T8" style:family="text">
      <style:text-properties fo:color="#000000" loext:opacity="100%" style:font-name="Monospace" fo:font-size="10pt" style:text-underline-style="solid" style:text-underline-width="auto" style:text-underline-color="font-color" style:font-size-asian="1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ctional Interface: <text:span text:style-name="T1">It is an interface that has only one abstract method. It can have any number of default and static methods.</text:span></text:p>
      <text:p text:style-name="P2">Lambda Expression can be used to represent the instance of functional interface.</text:p>
      <text:p text:style-name="P1"><text:span text:style-name="Strong_20_Emphasis"><text:span text:style-name="T2">@FunctionalInterface</text:span></text:span><text:span text:style-name="T1"> <text:s/>says that the interface is functional interface(only 1 abstract method).</text:span></text:p>
      <text:p text:style-name="P2">It is not mandatory to use it.</text:p>
      <text:p text:style-name="P2">Ex: Runnable, Comparable etc.</text:p>
      <text:p text:style-name="P2"/>
      <text:p text:style-name="P2">4 Functional interfaces:</text:p>
      <text:list xml:id="list1576441403" text:style-name="L1">
        <text:list-item>
          <text:p text:style-name="P3">Consumer -&gt; It consumes. Abstract method name is “accept(T)”. It takes one value and return nothing.</text:p>
        </text:list-item>
        <text:list-item>
          <text:p text:style-name="P3">Predicate -&gt; boolean Test(T).</text:p>
        </text:list-item>
        <text:list-item>
          <text:p text:style-name="P3">Function -&gt; R apply(T)</text:p>
        </text:list-item>
        <text:list-item>
          <text:p text:style-name="P3">Supplier -&gt; R get()</text:p>
        </text:list-item>
      </text:list>
      <text:p text:style-name="P2">BiConsumer,BiPredicate,BiFunction also exist. There is no BiSupplier.</text:p>
      <text:p text:style-name="P2"/>
      <text:p text:style-name="P2"/>
      <text:p text:style-name="P5"><text:span text:style-name="T3">@</text:span><text:span text:style-name="T4">FunctionalInterface</text:span></text:p>
      <text:p text:style-name="P6"><text:span text:style-name="T5">public</text:span><text:span text:style-name="T6"> </text:span><text:span text:style-name="T5">interface</text:span><text:span text:style-name="T6"> intf1 {</text:span></text:p>
      <text:p text:style-name="P6"><text:span text:style-name="T6"><text:tab/></text:span></text:p>
      <text:p text:style-name="P6"><text:span text:style-name="T6"><text:tab/></text:span><text:span text:style-name="T5">void</text:span><text:span text:style-name="T6"> m1();</text:span></text:p>
      <text:p text:style-name="P7"/>
      <text:p text:style-name="P6"><text:span text:style-name="T6">}</text:span></text:p>
      <text:p text:style-name="P2"/>
      <text:p text:style-name="P5"><text:span text:style-name="T3">@FunctionalInterface</text:span></text:p>
      <text:p text:style-name="P6"><text:span text:style-name="T5">public</text:span><text:span text:style-name="T6"> </text:span><text:span text:style-name="T5">interface</text:span><text:span text:style-name="T6"> </text:span><text:span text:style-name="T8">intf2</text:span><text:span text:style-name="T6"> </text:span><text:span text:style-name="T5">extends</text:span><text:span text:style-name="T6"> intf1{</text:span></text:p>
      <text:p text:style-name="P6"><text:span text:style-name="T6"><text:tab/></text:span></text:p>
      <text:p text:style-name="P6"><text:span text:style-name="T6"><text:tab/></text:span><text:span text:style-name="T5">void</text:span><text:span text:style-name="T6"> m2();</text:span></text:p>
      <text:p text:style-name="P7"/>
      <text:p text:style-name="P2"><text:span text:style-name="T6">}</text:span></text:p>
      <text:p text:style-name="P2"><text:span text:style-name="T6"/></text:p>
      <text:p text:style-name="P2"><text:span text:style-name="T6">//</text:span><text:span text:style-name="T7">Error: Invalid, intf2 is not a functional interfac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urw-din" svg:font-family="urw-din, sans-serif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IN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IN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08:54:08.52</meta:creation-date>
    <dc:date>2023-12-21T22:36:57.490301109</dc:date>
    <meta:editing-duration>PT26M19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123" meta:character-count="813" meta:non-whitespace-character-count="709"/>
  </office:meta>
</office:document-meta>
</file>